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-color="#94bd5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6" style:family="graphic" style:parent-style-name="standard">
      <style:graphic-properties draw:stroke="dash" draw:stroke-dash="Ultrafine_20_Dashed" draw:fill="solid" draw:fill-color="#cccccc" draw:fill-hatch-solid="false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draw:fill-color="#7da647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</style:style>
    <style:style style:name="gr9" style:family="graphic" style:parent-style-name="standard">
      <style:graphic-properties draw:fill-color="#99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cm"/>
    </style:style>
    <style:style style:name="gr11" style:family="graphic" style:parent-style-name="standard">
      <style:graphic-properties draw:fill="solid" draw:fill-color="#ccccc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/>
    </style:style>
    <style:style style:name="gr13" style:family="graphic" style:parent-style-name="standard">
      <style:graphic-properties draw:fill-color="#47b8b8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47b8b8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fill="solid" draw:fill-color="#47b8b8" draw:fill-hatch-solid="false" draw:textarea-horizontal-align="center" draw:textarea-vertical-align="middle" draw:shadow-offset-x="0.305cm" draw:shadow-offset-y="0.305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4.765cm" svg:height="7.182cm" svg:x="1.793cm" svg:y="7.484cm">
          <text:p/>
        </draw:rect>
        <draw:rect draw:style-name="gr2" draw:text-style-name="P1" draw:layer="layout" svg:width="20.066cm" svg:height="1.41cm" svg:x="4.064cm" svg:y="15.354cm">
          <text:p text:style-name="P1">OSGi Framework</text:p>
        </draw:rect>
        <draw:rect draw:style-name="gr3" draw:text-style-name="P1" draw:layer="layout" svg:width="22.86cm" svg:height="1.13cm" svg:x="2.794cm" svg:y="12.954cm">
          <text:p text:style-name="P1">ECF Core</text:p>
        </draw:rect>
        <draw:rect draw:style-name="gr2" draw:text-style-name="P1" draw:layer="layout" svg:width="16.256cm" svg:height="1.27cm" svg:x="6.096cm" svg:y="8.316cm">
          <text:p text:style-name="P1">Remote Services/RSA Implementation</text:p>
        </draw:rect>
        <draw:rect draw:style-name="gr4" draw:text-style-name="P1" draw:layer="layout" svg:width="10.142cm" svg:height="2.032cm" svg:x="14.224cm" svg:y="10.922cm">
          <text:p text:style-name="P1"><text:span text:style-name="T1">Discovery Providers</text:span></text:p>
          <text:p text:style-name="P1"><text:span text:style-name="T2">Zookeeper, Zeroconf, SLP, DNSSD, Etcd,</text:span></text:p>
          <text:p text:style-name="P1"><text:span text:style-name="T2">Standardized EDEF files, custom providers</text:span></text:p>
        </draw:rect>
        <draw:rect draw:style-name="gr4" draw:text-style-name="P1" draw:layer="layout" svg:width="10.255cm" svg:height="2.032cm" svg:x="3.969cm" svg:y="10.922cm">
          <text:p text:style-name="P1"><text:span text:style-name="T1">Distribution Providers</text:span></text:p>
          <text:p text:style-name="P1"><text:span text:style-name="T2">ECF generic, MQTT, R-OSGi, </text:span><text:span text:style-name="T2">JMS, REST/json, </text:span></text:p>
          <text:p text:style-name="P1"><text:span text:style-name="T2">XMPP, custom providers</text:span></text:p>
        </draw:rect>
        <draw:rect draw:style-name="gr3" draw:text-style-name="P1" draw:layer="layout" svg:width="9.158cm" svg:height="1.336cm" svg:x="14.224cm" svg:y="9.586cm">
          <text:p text:style-name="P1">Discovery API</text:p>
        </draw:rect>
        <draw:rect draw:style-name="gr3" draw:text-style-name="P1" draw:layer="layout" svg:width="9.257cm" svg:height="1.336cm" svg:x="4.967cm" svg:y="9.586cm">
          <text:p text:style-name="P1">Remote Service API</text:p>
        </draw:rect>
        <draw:frame draw:style-name="gr5" draw:text-style-name="P2" draw:layer="layout" svg:width="3.175cm" svg:height="0.983cm" svg:x="1.98cm" svg:y="7.559cm">
          <draw:text-box>
            <text:p><text:span text:style-name="T3">ECF</text:span></text:p>
          </draw:text-box>
        </draw:frame>
        <draw:rect draw:style-name="gr6" draw:text-style-name="P3" draw:layer="layout" svg:width="12.7cm" svg:height="1.261cm" svg:x="3.81cm" svg:y="6.223cm">
          <text:p text:style-name="P1"><text:span text:style-name="T4">Declarative Services, Blueprint, and/or other standard frameworks</text:span></text:p>
        </draw:rect>
        <draw:rect draw:style-name="gr7" draw:text-style-name="P1" draw:layer="layout" svg:width="0.635cm" svg:height="0.635cm" svg:x="1.761cm" svg:y="18.438cm">
          <text:p/>
        </draw:rect>
        <draw:frame draw:style-name="gr8" draw:text-style-name="P4" draw:layer="layout" svg:width="2.949cm" svg:height="0.794cm" svg:x="2.532cm" svg:y="18.446cm">
          <draw:text-box>
            <text:p><text:span text:style-name="T4">ECF API</text:span></text:p>
          </draw:text-box>
        </draw:frame>
        <draw:rect draw:style-name="gr9" draw:text-style-name="P1" draw:layer="layout" svg:width="0.635cm" svg:height="0.635cm" svg:x="5.389cm" svg:y="18.438cm">
          <text:p/>
        </draw:rect>
        <draw:frame draw:style-name="gr10" draw:text-style-name="P4" draw:layer="layout" svg:width="4.65cm" svg:height="1.673cm" svg:x="6.16cm" svg:y="18.446cm">
          <draw:text-box>
            <text:p><text:span text:style-name="T4">ECF Providers – From ECF project and/or Others </text:span></text:p>
          </draw:text-box>
        </draw:frame>
        <draw:rect draw:style-name="gr11" draw:text-style-name="P1" draw:layer="layout" svg:width="0.635cm" svg:height="0.635cm" svg:x="12.647cm" svg:y="18.401cm">
          <text:p/>
        </draw:rect>
        <draw:frame draw:style-name="gr12" draw:text-style-name="P4" draw:layer="layout" svg:width="5.935cm" svg:height="1.199cm" svg:x="13.418cm" svg:y="18.409cm">
          <draw:text-box>
            <text:p><text:span text:style-name="T4">Standards-Defined Components</text:span></text:p>
          </draw:text-box>
        </draw:frame>
        <draw:rect draw:style-name="gr13" draw:text-style-name="P1" draw:layer="layout" svg:width="23.624cm" svg:height="2.667cm" svg:x="2.393cm" svg:y="3.556cm">
          <text:p text:style-name="P1">Distributed Application</text:p>
          <text:p text:style-name="P1"><text:span text:style-name="T5">Service Consumer: <text:s/>Imports Service Interface (API)</text:span></text:p>
          <text:p text:style-name="P1"><text:span text:style-name="T5">Service Host: <text:s/>Exports Service Interface (API) with Implementation</text:span></text:p>
        </draw:rect>
        <draw:frame draw:style-name="gr14" draw:text-style-name="P5" draw:layer="layout" svg:width="19.655cm" svg:height="1.136cm" svg:x="4.17cm" svg:y="1.3cm">
          <draw:text-box>
            <text:p text:style-name="P1"><text:span text:style-name="T6">ECF Remote Services Architecture</text:span></text:p>
          </draw:text-box>
        </draw:frame>
        <draw:rect draw:style-name="gr15" draw:text-style-name="P1" draw:layer="layout" svg:width="0.635cm" svg:height="0.635cm" svg:x="18.77cm" svg:y="18.402cm">
          <text:p/>
        </draw:rect>
        <draw:frame draw:style-name="gr12" draw:text-style-name="P4" draw:layer="layout" svg:width="5.935cm" svg:height="1.199cm" svg:x="19.541cm" svg:y="18.41cm">
          <draw:text-box>
            <text:p><text:span text:style-name="T4">Application and Third Party Components</text:span></text:p>
          </draw:text-box>
        </draw:frame>
        <draw:rect draw:style-name="gr16" draw:text-style-name="P3" draw:layer="layout" svg:width="7.366cm" svg:height="1.261cm" svg:x="17.526cm" svg:y="6.223cm">
          <text:p text:style-name="P1"><text:span text:style-name="T4">Other App or Third-Party Frameworks</text:span></text:p>
        </draw:rect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Lewis</meta:initial-creator>
    <meta:creation-date>2010-01-14T14:34:38.78</meta:creation-date>
    <meta:editing-duration>PT4H12M41S</meta:editing-duration>
    <meta:editing-cycles>26</meta:editing-cycles>
    <dc:date>2014-10-27T12:18:11.40</dc:date>
    <meta:generator>OpenOffice.org/3.4.1$Win32 OpenOffice.org_project/341m1$Build-9593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